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4.526cm" style:rel-column-width="56000*"/>
    </style:style>
    <style:style style:name="Tableau1.B" style:family="table-column">
      <style:table-column-properties style:column-width="2.473cm" style:rel-column-width="953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draw:fill="none" draw:fill-color="#ffffff" fo:padding="0cm" fo:border="none" style:shadow="none" draw:shadow-opacity="100%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Ventilation des Frais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UrbanTable">1. Permis ou refus</text:p>
          </table:table-cell>
          <table:table-cell table:style-name="Tableau1.B1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2. Récépissé (envoi)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3. Dossier incomplet (notification)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4. Deuxième récipissé (envoi)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5. Accusé de réception (envoi)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6. Envoi 1er dossier à la RW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7. Envoi dossier <text:s/>pour demande d'avis services extérieurs :</text:p>
            <text:p text:style-name="UrbanTable">&gt;&gt;&gt;</text:p>
            <text:p text:style-name="UrbanTable">&gt;&gt;&gt;</text:p>
            <text:p text:style-name="UrbanTable">&gt;&gt;&gt;</text:p>
            <text:p text:style-name="UrbanTable">&gt;&gt;&gt;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8. Enquête publique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9. Envoi <text:s/>2ème dossier à la RW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10. Information de l'envoi du 2ème dossier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11. Envoi du permis ou du refus à la RW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12. Envoi du permis ou du refus au demandeur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13. Divers</text:p>
          </table:table-cell>
          <table:table-cell table:style-name="Tableau1.B2" office:value-type="string">
            <text:p text:style-name="UrbanTable">20</text:p>
          </table:table-cell>
        </table:table-row>
        <text:soft-page-break/>
        <table:table-row>
          <table:table-cell table:style-name="Tableau1.A2" office:value-type="string">
            <text:p text:style-name="UrbanTable"/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Total</text:p>
          </table:table-cell>
          <table:table-cell table:style-name="Tableau1.B15" table:formula="ooow:sum&lt;B1:B13&gt;" office:value-type="float" office:value="20">
            <text:p text:style-name="UrbanTable">20</text:p>
          </table:table-cell>
        </table:table-row>
        <table:table-row>
          <table:table-cell table:style-name="Tableau1.A2" office:value-type="string">
            <text:p text:style-name="UrbanTable">Accompte</text:p>
          </table:table-cell>
          <table:table-cell table:style-name="Tableau1.B2" office:value-type="string">
            <text:p text:style-name="UrbanTable">4</text:p>
          </table:table-cell>
        </table:table-row>
        <table:table-row>
          <table:table-cell table:style-name="Tableau1.A2" office:value-type="string">
            <text:p text:style-name="UrbanTable">Solde à payer</text:p>
          </table:table-cell>
          <table:table-cell table:style-name="Tableau1.B15" table:formula="ooow:sum(&lt;B15&gt;)-&lt;B16&gt;" office:value-type="float" office:value="16">
            <text:p text:style-name="UrbanTable">16</text:p>
          </table:table-cell>
        </table:table-row>
      </table:table>
      <text:p text:style-name="Urban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21:23.088839736</dc:date>
    <dc:language>fr-FR</dc:language>
    <meta:editing-cycles>58</meta:editing-cycles>
    <meta:editing-duration>P1DT8H20M44S</meta:editing-duration>
    <meta:document-statistic meta:table-count="1" meta:image-count="0" meta:object-count="0" meta:page-count="2" meta:paragraph-count="32" meta:word-count="116" meta:character-count="686" meta:non-whitespace-character-count="607"/>
    <meta:user-defined meta:name="Info 1"/>
    <meta:user-defined meta:name="Info 2"/>
    <meta:user-defined meta:name="Info 3"/>
    <meta:user-defined meta:name="Info 4"/>
  </office:meta>
</office:document-meta>
</file>